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en" fo:country="US" fo:font-weight="normal" officeooo:rsid="0059f3da" officeooo:paragraph-rsid="0059f3d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bold" officeooo:rsid="0027b396" officeooo:paragraph-rsid="0027b39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27b396" officeooo:paragraph-rsid="0027b39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545819" officeooo:paragraph-rsid="0054581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545819" officeooo:paragraph-rsid="005458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2a8b64" officeooo:paragraph-rsid="0054581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2a8b64" officeooo:paragraph-rsid="002a8b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249851" officeooo:paragraph-rsid="0024985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2c159e" officeooo:paragraph-rsid="002c159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weight="normal" officeooo:rsid="00557313" officeooo:paragraph-rsid="0055731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4.5in" style:type="right" style:leader-style="dotted" style:leader-text="."/>
        </style:tab-stops>
      </style:paragraph-properties>
      <style:text-properties style:use-window-font-color="true" style:font-name="Arial" fo:font-size="12pt" fo:language="en" fo:country="US" fo:font-style="italic" fo:font-weight="normal" officeooo:rsid="002a8b64" officeooo:paragraph-rsid="002a8b64" style:font-size-asian="10.5pt" style:font-style-asian="italic" style:font-weight-asian="normal" style:font-size-complex="12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dministration and Passing of the Sacrament</text:p>
      <text:p text:style-name="P3"/>
      <text:p text:style-name="P3"/>
      <text:p text:style-name="P4">FAST AND TESTIMONY MEETING</text:p>
      <text:p text:style-name="P5"/>
      <text:p text:style-name="P6"/>
      <text:p text:style-name="P7">Closing Hymn<text:tab/>SM_CLOSING_HYMN_NUM</text:p>
      <text:p text:style-name="P11">“SM_CLOSING_HYMN_NAME”</text:p>
      <text:p text:style-name="P8"/>
      <text:p text:style-name="P9">Benediction<text:tab/>SM_BENEDICTIO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1:45:50.667719713</meta:creation-date>
    <dc:date>2018-08-25T18:20:18.854640388</dc:date>
    <meta:editing-duration>PT4H56M31S</meta:editing-duration>
    <meta:editing-cycles>65</meta:editing-cycles>
    <meta:generator>LibreOffice/6.1.0.3$Linux_X86_64 LibreOffice_project/efb621ed25068d70781dc026f7e9c5187a4decd1</meta:generator>
    <meta:document-statistic meta:table-count="0" meta:image-count="0" meta:object-count="0" meta:page-count="1" meta:paragraph-count="5" meta:word-count="16" meta:character-count="149" meta:non-whitespace-character-count="138"/>
  </office:meta>
</office:document-meta>
</file>